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/>
    </style:style>
    <style:style style:name="P10" style:family="paragraph" style:parent-style-name="Standard">
      <style:paragraph-properties fo:text-align="justify" style:justify-single-word="false"/>
      <style:text-properties fo:color="#009933"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9933"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7826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63399" style:text-underline-style="none" fo:font-weight="normal" style:font-weight-asian="normal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fo:color="#6a8759" style:font-name="Menlo" fo:font-size="9pt" style:text-underline-style="none" fo:font-weight="normal" style:font-weight-asian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fo:color="#bbb529" style:font-name="Menlo" fo:font-size="9pt" style:text-underline-style="none" fo:font-weight="normal" style:font-weight-asian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a9b7c6" style:font-name="Menlo" fo:font-size="9pt" style:text-underline-style="none" fo:font-weight="normal" style:font-weight-asian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a9b7c6"/>
    </style:style>
    <style:style style:name="P19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20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Menlo" fo:font-size="9pt"/>
    </style:style>
    <style:style style:name="P21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2" style:family="paragraph" style:parent-style-name="Preformatted_20_Text">
      <style:paragraph-properties fo:background-color="#2b2b2b">
        <style:background-image/>
      </style:paragraph-properties>
      <style:text-properties fo:color="#a9b7c6" style:font-name="Menlo" fo:font-size="9pt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text-underline-style="none" fo:font-weight="normal" fo:background-color="#ffffff" style:font-weight-asian="normal" style:font-weight-complex="normal"/>
    </style:style>
    <style:style style:name="P2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b2b2b2" style:text-underline-style="none" fo:font-weight="normal" fo:background-color="#fffff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9933" style:text-underline-style="none"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9933"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underline-style="none" fo:font-weight="normal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underline-style="none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cc7832"/>
    </style:style>
    <style:style style:name="T5" style:family="text">
      <style:text-properties fo:color="#cc7832" style:font-name="Menlo" fo:font-size="9pt"/>
    </style:style>
    <style:style style:name="T6" style:family="text">
      <style:text-properties fo:color="#cc7832" fo:font-weight="bold"/>
    </style:style>
    <style:style style:name="T7" style:family="text">
      <style:text-properties fo:color="#ffc66d"/>
    </style:style>
    <style:style style:name="T8" style:family="text">
      <style:text-properties fo:color="#ffc66d" style:font-name="Menlo" fo:font-size="9pt" style:text-underline-style="none" fo:font-weight="normal" style:font-weight-asian="normal" style:font-weight-complex="normal"/>
    </style:style>
    <style:style style:name="T9" style:family="text">
      <style:text-properties style:font-name="Menlo" fo:font-size="9pt"/>
    </style:style>
    <style:style style:name="T10" style:family="text">
      <style:text-properties fo:color="#9876aa" style:font-name="Menlo" fo:font-size="9pt"/>
    </style:style>
    <style:style style:name="T11" style:family="text">
      <style:text-properties fo:color="#808080"/>
    </style:style>
    <style:style style:name="T12" style:family="text">
      <style:text-properties fo:color="#808080" style:font-name="Menlo" fo:font-size="9pt"/>
    </style:style>
    <style:style style:name="T13" style:family="text">
      <style:text-properties fo:color="#a8c023"/>
    </style:style>
    <style:style style:name="T14" style:family="text">
      <style:text-properties fo:color="#a8c023" style:font-name="Menlo" fo:font-size="9pt" fo:font-style="italic"/>
    </style:style>
    <style:style style:name="T15" style:family="text">
      <style:text-properties fo:color="#6a8759"/>
    </style:style>
    <style:style style:name="T16" style:family="text">
      <style:text-properties fo:color="#6a8759" style:font-name="Menlo" fo:font-size="9pt"/>
    </style:style>
    <style:style style:name="T17" style:family="text">
      <style:text-properties fo:color="#6a8759" style:font-name="Menlo" fo:font-size="9pt" fo:background-color="transparent"/>
    </style:style>
    <style:style style:name="T18" style:family="text">
      <style:text-properties fo:color="#6a8759" style:font-name="Menlo" fo:font-size="9pt" style:text-underline-style="none" fo:font-weight="normal" style:font-weight-asian="normal" style:font-weight-complex="normal"/>
    </style:style>
    <style:style style:name="T19" style:family="text">
      <style:text-properties fo:color="#6897bb" style:font-name="Menlo" fo:font-size="9pt"/>
    </style:style>
    <style:style style:name="T20" style:family="text">
      <style:text-properties fo:color="#ff0000"/>
    </style:style>
    <style:style style:name="T21" style:family="text">
      <style:text-properties fo:color="#ff0000" style:font-name="Menlo" fo:font-size="9pt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le Database</text:p>
      <text:p text:style-name="P3"/>
      <text:p text:style-name="P3"/>
      <text:p text:style-name="P3">Structured Query Language</text:p>
      <text:p text:style-name="P3"/>
      <text:p text:style-name="P3">Relational Database Management System</text:p>
      <text:p text:style-name="P3">DDL - Data Definition Language - Definieren des Datenbankschemas</text:p>
      <text:p text:style-name="P3">DML - Data Manipulation Language - Manipulation</text:p>
      <text:p text:style-name="P3">DAO - Data Access Object</text:p>
      <text:p text:style-name="P3"/>
      <text:p text:style-name="P3">Relations - mathematischer Ausdruck um Tabellen zu beschreiben</text:p>
      <text:p text:style-name="P3"/>
      <text:p text:style-name="P3"/>
      <text:p text:style-name="P3">Entities</text:p>
      <text:p text:style-name="P3"/>
      <text:p text:style-name="P3">generic</text:p>
      <text:p text:style-name="P3">- z.B. Person, Hund</text:p>
      <text:p text:style-name="P3"/>
      <text:p text:style-name="P3">specific</text:p>
      <text:p text:style-name="P3">- z.B. serial number, Lassy</text:p>
      <text:p text:style-name="P3"/>
      <text:p text:style-name="P3"/>
      <text:p text:style-name="P3">Attribute</text:p>
      <text:p text:style-name="P3"/>
      <text:p text:style-name="P3">generic</text:p>
      <text:p text:style-name="P3">- Name, Alter, Gewicht</text:p>
      <text:p text:style-name="P3"/>
      <text:p text:style-name="P3">specific</text:p>
      <text:p text:style-name="P3">- niedlich, 25,-€, braunes Fell</text:p>
      <text:p text:style-name="P3"/>
      <text:p text:style-name="P3"/>
      <text:p text:style-name="P3">-&gt; Titel von Tabellen sind generic, Einträge sind specific</text:p>
      <text:p text:style-name="P3"/>
      <text:p text:style-name="P3"/>
      <text:p text:style-name="P3"/>
      <text:p text:style-name="P3">Tabelle:</text:p>
      <text:p text:style-name="P3">NULL - beschreibt die Nichtexistenz eines Wertes</text:p>
      <text:p text:style-name="P3"/>
      <text:p text:style-name="P3"/>
      <text:p text:style-name="P3">- es muss die Integrität der Datenbank bewahrt werden (z.B. User &lt;-&gt; Bestellung -&gt; wenn der User gelöscht wird, was passiert mit der Bestellung? -&gt; die Richtigkeit/Vollständigkeit muss sichergestellt werden)</text:p>
      <text:p text:style-name="P3">-&gt; Constraints</text:p>
      <text:p text:style-name="P3"/>
      <text:p text:style-name="P3">Constraints</text:p>
      <text:p text:style-name="P3">- z.B. das Löschen von Daten verhindern, wenn bestimmte Abhängigkeiten bestehen</text:p>
      <text:p text:style-name="P3">- beschützen die Primary und Foreign Key Relationships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h2-Datenbank - relationale Datenbank</text:p>
      <text:p text:style-name="P3">- kann man im Speicher halten, während das Programm läuft</text:p>
      <text:p text:style-name="P3">- gut für Tests</text:p>
      <text:p text:style-name="P3">- kann man auch in Datei speichern </text:p>
      <text:p text:style-name="P3"/>
      <text:p text:style-name="P3">MERGE INTO tabellenname KEY(id) VALUES</text:p>
      <text:p text:style-name="P3"/>
      <text:p text:style-name="P3"/>
      <text:p text:style-name="P3">KEY(id) - wie heisst der primary key der tabelle</text:p>
      <text:p text:style-name="P3"/>
      <text:p text:style-name="P3"/>
      <text:p text:style-name="P3">JDBC - Java Database Connectivity</text:p>
      <text:p text:style-name="P3"/>
      <text:p text:style-name="P3"/>
      <text:p text:style-name="P14">MERGE INTO todo_list KEY(id) VALUES </text:p>
      <text:p text:style-name="P6">-&gt; gegen insert austauschen -&gt; Unterschied klären</text:p>
      <text:p text:style-name="P6">-&gt; keine ID angeben <text:s/>--&gt; prüfen, ob Eintrag schon vorhanden, sonst Fehlermeldung</text:p>
      <text:p text:style-name="P4"/>
      <text:p text:style-name="P4">SQL-Injection</text:p>
      <text:p text:style-name="P4">Problem mit Prepared Statement lösen</text:p>
      <text:p text:style-name="P4"/>
      <text:p text:style-name="P4">bei delete nur id übergeben</text:p>
      <text:p text:style-name="P4"/>
      <text:p text:style-name="P4"/>
      <text:p text:style-name="P5">UNION-Befehl</text:p>
      <text:p text:style-name="P4"/>
      <text:p text:style-name="P4"/>
      <text:p text:style-name="P4">- Verbinden zweier SELECT-Befehle</text:p>
      <text:p text:style-name="P4"/>
      <text:p text:style-name="P10">2 neue Spalten:</text:p>
      <text:p text:style-name="P10">Datum, wann Datensatz angelegt -&gt; created_at</text:p>
      <text:p text:style-name="P10">--&gt; aktuellen Timestamp an save und update übergeben (created_at = modified_at)</text:p>
      <text:p text:style-name="P10">Datum, wenn Datensatz aktualisiert wird -&gt; modified_at</text:p>
      <text:p text:style-name="P10">--&gt; aktuellen Timestamp durch die Methode Update nur für modified_at übergeben</text:p>
      <text:p text:style-name="P4"/>
      <text:p text:style-name="P4">- Datum sekundengenau</text:p>
      <text:p text:style-name="P4">- Entität 2 neue Felder - java.util.date (in beide Richtungen konvertieren)</text:p>
      <text:p text:style-name="P4"/>
      <text:p text:style-name="P4">alter table, add column (wenn schon da, nicht ändern -&gt; Java-Format zu Datenbankformat und umgekehrt zum Auslesen)</text:p>
      <text:p text:style-name="P4">-----------------------------</text:p>
      <text:p text:style-name="P4">TODO-Items in Kategorien</text:p>
      <text:p text:style-name="P4">1:n-Beziehung, neue Tabelle mit Kategorien (auch mit created und modified-Spalte)</text:p>
      <text:p text:style-name="P4">CategoryDao -&gt; in dem Dao der Kategorie eine Collection </text:p>
      <text:p text:style-name="P4">CategoryItem -&gt; </text:p>
      <text:p text:style-name="P4">category NOT NULL (evtl. default-Kategorie)</text:p>
      <text:p text:style-name="P4"/>
      <text:p text:style-name="P4"/>
      <text:p text:style-name="P10">1. Tabelle erstellen</text:p>
      <text:p text:style-name="P10">2. Fremdschlüssel einfügen</text:p>
      <text:p text:style-name="P10">3. Beispieldaten bereitstellen</text:p>
      <text:p text:style-name="P10">4. CategoryItem erstellen</text:p>
      <text:p text:style-name="P10"><text:soft-page-break/>5. TodoListItem und TodoListItemDao anpassen an neue Spalte cat (foreign key)</text:p>
      <text:p text:style-name="P10">6. CategoryItemDao erstellen</text:p>
      <text:p text:style-name="P10">7. Standardabfragen implementieren</text:p>
      <text:p text:style-name="P10">8. Abfrage für beide Tabellen zu CategoryDao hinzufügen (finde alle TODOs zu einer Kategorie und gib auch aus, ob sie offen sind)</text:p>
      <text:p text:style-name="P4">9. Kategorien dürfen in der Datenbank nicht doppelt sein (unique constraint)</text:p>
      <text:p text:style-name="P4">10. eine Kategorie einem Task zuordnen</text:p>
      <text:p text:style-name="P4"/>
      <text:p text:style-name="P4">die Category soll die Liste mit den dazugehörigen Todos mit anzeigen</text:p>
      <text:p text:style-name="P4">explizites join-statement</text:p>
      <text:p text:style-name="P4"/>
      <text:p text:style-name="P4"/>
      <text:p text:style-name="P4"/>
      <text:p text:style-name="P4">--------------------------</text:p>
      <text:p text:style-name="P4"/>
      <text:p text:style-name="P4">auto increment id beim Einfügen von daten weglassen:</text:p>
      <text:p text:style-name="P4"/>
      <text:p text:style-name="P4">So, even if <text:span text:style-name="Source_20_Text">uid</text:span> has the <text:span text:style-name="Source_20_Text">autoincrement</text:span> flag, you still need to specify in the insert statement for which columns you present values. As a solution, you can simply modify your insert statement:</text:p>
      <text:p text:style-name="P4"/>
      <text:p text:style-name="P4"/>
      <text:p text:style-name="P16">@Override</text:p>
      <text:p text:style-name="P22"><text:span text:style-name="T4">public </text:span>TodoListItem <text:span text:style-name="T7">save</text:span>(TodoListItem entity) {</text:p>
      <text:p text:style-name="P21"><text:s text:c="4"/><text:span text:style-name="T10">con </text:span><text:span text:style-name="T9">= getConnection()</text:span><text:span text:style-name="T5">;</text:span></text:p>
      <text:p text:style-name="P21"><text:span text:style-name="T4"><text:s text:c="4"/></text:span><text:span text:style-name="T9">TodoListItem savedItem = </text:span><text:span text:style-name="T5">null;</text:span></text:p>
      <text:p text:style-name="P21"><text:span text:style-name="T4"><text:s text:c="4"/></text:span><text:span text:style-name="T12">// </text:span><text:span text:style-name="T14">TODO setID ist überflüssig</text:span></text:p>
      <text:p text:style-name="P21"><text:span text:style-name="T13"><text:s text:c="4"/></text:span><text:span text:style-name="T5">try </text:span><text:span text:style-name="T9">{ <text:s text:c="41"/></text:span><text:span text:style-name="T12">// Spalten angeben, weil id weggelassen!!</text:span></text:p>
      <text:p text:style-name="P21"><text:span text:style-name="T11"><text:s text:c="8"/></text:span><text:span text:style-name="T9">String queryString = </text:span><text:span text:style-name="T16">"INSERT INTO todo_list (task, done, created_at, modified_at) VALUES (?, ?, ?, ?)"</text:span><text:span text:style-name="T5">;</text:span></text:p>
      <text:p text:style-name="P21"><text:span text:style-name="T4"><text:s text:c="8"/></text:span><text:span text:style-name="T10">preparedStatement </text:span><text:span text:style-name="T9">= </text:span><text:span text:style-name="T10">con</text:span><text:span text:style-name="T9">.prepareStatement(queryString)</text:span><text:span text:style-name="T5">;</text:span></text:p>
      <text:p text:style-name="P21"><text:span text:style-name="T4"><text:s text:c="8"/></text:span><text:span text:style-name="T10">preparedStatement</text:span><text:span text:style-name="T9">.setString(</text:span><text:span text:style-name="T19">1</text:span><text:span text:style-name="T5">, </text:span><text:span text:style-name="T9">entity.getTask())</text:span><text:span text:style-name="T5">;</text:span></text:p>
      <text:p text:style-name="P21"><text:span text:style-name="T4"><text:s text:c="8"/></text:span><text:span text:style-name="T10">preparedStatement</text:span><text:span text:style-name="T9">.setBoolean(</text:span><text:span text:style-name="T19">2</text:span><text:span text:style-name="T5">, </text:span><text:span text:style-name="T9">entity.isDone())</text:span><text:span text:style-name="T5">;</text:span></text:p>
      <text:p text:style-name="P21"><text:span text:style-name="T4"><text:s text:c="8"/></text:span><text:span text:style-name="T10">preparedStatement</text:span><text:span text:style-name="T9">.setTimestamp(</text:span><text:span text:style-name="T19">3</text:span><text:span text:style-name="T5">, </text:span><text:span text:style-name="T9">entity.getCreatedAt())</text:span><text:span text:style-name="T5">;</text:span></text:p>
      <text:p text:style-name="P21"><text:span text:style-name="T4"><text:s text:c="8"/></text:span><text:span text:style-name="T10">preparedStatement</text:span><text:span text:style-name="T9">.setTimestamp(</text:span><text:span text:style-name="T19">4</text:span><text:span text:style-name="T5">, </text:span><text:span text:style-name="T9">entity.getModifiedAt())</text:span><text:span text:style-name="T5">;</text:span></text:p>
      <text:p text:style-name="P21"><text:span text:style-name="T4"><text:s text:c="8"/></text:span><text:span text:style-name="T10">preparedStatement</text:span><text:span text:style-name="T9">.execute()</text:span><text:span text:style-name="T5">;</text:span></text:p>
      <text:p text:style-name="P21"><text:span text:style-name="T4"><text:s text:c="8"/></text:span><text:span text:style-name="T9">savedItem = findById(entity.getId())</text:span><text:span text:style-name="T5">; <text:s/></text:span><text:span text:style-name="T12">// nur für die Ausgabe</text:span></text:p>
      <text:p text:style-name="P19"><text:span text:style-name="T11"><text:s text:c="4"/></text:span><text:span text:style-name="T9">} </text:span><text:span text:style-name="T5">catch </text:span><text:span text:style-name="T9">(SQLException e) {</text:span></text:p>
      <text:p text:style-name="P20"><text:tab/>...</text:p>
      <text:p text:style-name="P20">}</text:p>
      <text:p text:style-name="P4"/>
      <text:p text:style-name="P4"/>
      <text:p text:style-name="P4"/>
      <text:p text:style-name="P4"/>
      <text:p text:style-name="P8">Datumsformate</text:p>
      <text:p text:style-name="P4"/>
      <text:p text:style-name="P4"/>
      <text:p text:style-name="P4">DATE</text:p>
      <text:p text:style-name="P4"/>
      <text:p text:style-name="P4">DATETIME</text:p>
      <text:p text:style-name="P4"/>
      <text:p text:style-name="P4">TIMESTAMP</text:p>
      <text:p text:style-name="P4"/>
      <text:p text:style-name="P4"><text:soft-page-break/>TIME</text:p>
      <text:p text:style-name="P4"/>
      <text:p text:style-name="P3">RESTful API angucken</text:p>
      <text:p text:style-name="P3"/>
      <text:p text:style-name="P3"/>
      <text:p text:style-name="P15"><text:span text:style-name="Source_20_Text">DateFormat</text:span></text:p>
      <text:p text:style-name="P3"/>
      <text:p text:style-name="P9"><text:span text:style-name="T2">Aktuell für Java verwendet: </text:span><text:span text:style-name="T1">org.joda.time.DateTime</text:span></text:p>
      <text:p text:style-name="P3"/>
      <text:p text:style-name="P3"/>
      <text:p text:style-name="P3"/>
      <text:p text:style-name="P8">JOINS</text:p>
      <text:p text:style-name="P3"/>
      <text:p text:style-name="P3"/>
      <text:p text:style-name="P23"><text:a xlink:type="simple" xlink:href="https://www.tutorialspoint.com/sql/sql-inner-joins.htm" text:style-name="Internet_20_link" text:visited-style-name="Visited_20_Internet_20_Link">INNER JOIN:</text:a><text:span text:style-name="T3"> gibt Zeilen aus, wenn ein Treffer in beiden Tabellen erzielt wurde</text:span></text:p>
      <text:p text:style-name="P23"><text:a xlink:type="simple" xlink:href="https://www.tutorialspoint.com/sql/sql-left-joins.htm" text:style-name="Internet_20_link" text:visited-style-name="Visited_20_Internet_20_Link">LEFT JOIN:</text:a> <text:s/>gibt alle Zeilen der linken Tabelle zurück, auch wenn auf der rechten Seite keine Treffer sind</text:p>
      <text:p text:style-name="P23"><text:a xlink:type="simple" xlink:href="https://www.tutorialspoint.com/sql/sql-right-joins.htm" text:style-name="Internet_20_link" text:visited-style-name="Visited_20_Internet_20_Link">RIGHT JOIN:</text:a> gibt alle Zeilen der rechten Tabelle aus, auch wenn in der linken Tabelle keine Treffer sind</text:p>
      <text:p text:style-name="P23"><text:a xlink:type="simple" xlink:href="https://www.tutorialspoint.com/sql/sql-full-joins.htm" text:style-name="Internet_20_link" text:visited-style-name="Visited_20_Internet_20_Link">FULL JOIN:</text:a> gibt Zeilen zurück, wenn ein Treffer in einer der beiden Tabellen erzielt wird</text:p>
      <text:p text:style-name="P23"><text:a xlink:type="simple" xlink:href="https://www.tutorialspoint.com/sql/sql-self-joins.htm" text:style-name="Internet_20_link" text:visited-style-name="Visited_20_Internet_20_Link">SELF JOIN:</text:a> wird verwendet, damit eine Tabelle sich selbst joint, als wären es zwei Tabellen; temporär wird eine Tabelle im SQL-Statement umbenannt</text:p>
      <text:p text:style-name="P23"><text:a xlink:type="simple" xlink:href="https://www.tutorialspoint.com/sql/sql-cartesian-joins.htm" text:style-name="Internet_20_link" text:visited-style-name="Visited_20_Internet_20_Link">CARTESIAN JOIN:</text:a> gibt das kartesische Produkt der Sets von Records für 2 oder mehr gejointe Tabellen zurück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utoboxing</text:p>
      <text:p text:style-name="P3"/>
      <text:p text:style-name="P3">Aufgabe:</text:p>
      <text:p text:style-name="P3">Übertrage die Struktur des Übungsprogramms simple-h2-db-example auf das AdressRegister</text:p>
      <text:p text:style-name="P3"/>
      <text:p text:style-name="P3">Suchservice Datenbank</text:p>
      <text:p text:style-name="P3">komplexe Suche implementieren -&gt; egal was man eingibt, finden</text:p>
      <text:p text:style-name="P3"/>
      <text:p text:style-name="P2">packages</text:p>
      <text:p text:style-name="P3">persistence -&gt; datenbankrelevante Sachen, Daos</text:p>
      <text:p text:style-name="P3">service(s) -&gt; Abfrage, Suche (eigentliche Programmlogik)</text:p>
      <text:p text:style-name="P3">model -&gt; Entitäten</text:p>
      <text:p text:style-name="P3">utils -&gt; z.B. toBoolean() und toInt()</text:p>
      <text:p text:style-name="P3"/>
      <text:p text:style-name="P3">DONE</text:p>
      <text:p text:style-name="P3">- Javaklassen in Ordner gepackt</text:p>
      <text:p text:style-name="P3">- Connection zu h2-Server hergestellt</text:p>
      <text:p text:style-name="P3"><text:soft-page-break/>- Klasse ConnectionFactory implementiert</text:p>
      <text:p text:style-name="P3"/>
      <text:p text:style-name="P3">TODO</text:p>
      <text:p text:style-name="P12">- AbstractDao erstellen</text:p>
      <text:p text:style-name="P12">- DataAccessObject erstellen</text:p>
      <text:p text:style-name="P12">- Datenbanktabelle mit Adressen</text:p>
      <text:p text:style-name="P12">- Beispieldaten vorbereiten</text:p>
      <text:p text:style-name="P12">- SearchService ist überflüssig</text:p>
      <text:p text:style-name="P12">- Main-Klasse anpassen</text:p>
      <text:p text:style-name="P11">- globale Suche implemenieren</text:p>
      <text:p text:style-name="P7">1. Lösung:</text:p>
      <text:p text:style-name="P17"><text:span text:style-name="T6">SELECT </text:span><text:span text:style-name="T7">* </text:span><text:span text:style-name="T6">from </text:span>address_list <text:span text:style-name="T6">where </text:span>vorname = ?<text:span text:style-name="T15"> <text:s/></text:span><text:span text:style-name="T6">or </text:span>nachname = <text:span text:style-name="T15">?</text:span><text:span text:style-name="T4">;</text:span></text:p>
      <text:p text:style-name="P25"><text:tab/>...</text:p>
      <text:p text:style-name="P25"><text:tab/>preparedStatement.setString(1, suchwort);</text:p>
      <text:p text:style-name="P25"><text:tab/>preparedStatement.setString(2, suchwort);</text:p>
      <text:p text:style-name="P24">2. Lösung:</text:p>
      <text:p text:style-name="P17"><text:span text:style-name="T6">SELECT </text:span><text:span text:style-name="T7">* </text:span><text:span text:style-name="T6">FROM </text:span>address_list <text:span text:style-name="T6">WHERE </text:span>vorname <text:span text:style-name="T6">LIKE </text:span><text:span text:style-name="T15">'%anz%' </text:span><text:span text:style-name="T6">or </text:span>nachname <text:span text:style-name="T6">like </text:span><text:span text:style-name="T15">'%anz%'</text:span><text:span text:style-name="T4">;</text:span></text:p>
      <text:p text:style-name="P7">-&gt; findet auch Teile von Worten, geht aber nicht so mit dem Fragezeichen</text:p>
      <text:p text:style-name="P7">3. Lösung:</text:p>
      <text:p text:style-name="P18"><text:span text:style-name="T18">SELECT </text:span><text:span text:style-name="T8">*</text:span><text:span text:style-name="T18"> FROM address_list WHERE </text:span><text:span text:style-name="T17">vorname LIKE </text:span><text:span text:style-name="T21">'%' ||</text:span><text:span text:style-name="T17"> ? </text:span><text:span text:style-name="T21">|| '%'</text:span><text:span text:style-name="T17"> or nachname LIKE '%' || ? || '%'</text:span></text:p>
      <text:p text:style-name="P7"/>
      <text:p text:style-name="P7"/>
      <text:p text:style-name="P11">- die Methoden toBoolean und toInt? in eine neue Klasse utils/Klasse packen</text:p>
      <text:p text:style-name="P11">- SearchDao implementieren</text:p>
      <text:p text:style-name="P11">- erstmal die Main-Klasse für Input/Output nehmen</text:p>
      <text:p text:style-name="P7"/>
      <text:p text:style-name="P7">- wenn alles soweit funktioniert:</text:p>
      <text:p text:style-name="P13">- Map bekommt als Schlüssel die id -&gt; int -&gt; DEPRECATED</text:p>
      <text:p text:style-name="P11">- die Klasse Menue anpassen -&gt; Verwenden der Methoden aus Klasse SearchDao für die Abfragen</text:p>
      <text:p text:style-name="P11">- die Klasse Input verwenden zum Anlegen neuer Datensätze (anpassen) -&gt; ebenfalls die Klasse SearchDao().save() <text:s/>zum Einfügen in Datenbank verwenden</text:p>
      <text:p text:style-name="P11">- die Klasse Requests für Dialoge verwenden</text:p>
      <text:p text:style-name="P7">- Falscheingaben umschiffen</text:p>
      <text:p text:style-name="P11">-&gt; prüfen, ob eine ID existiert</text:p>
      <text:p text:style-name="P11">-&gt; für delete()</text:p>
      <text:p text:style-name="P11">-&gt; für update()</text:p>
      <text:p text:style-name="P11">- Meldung, wenn kein Datensatz vorhanden</text:p>
      <text:p text:style-name="P11"/>
      <text:p text:style-name="P11">- doppelten Code verhindern</text:p>
      <text:p text:style-name="P29">menueStart()-Schleife:</text:p>
      <text:p text:style-name="P26">- Ausgabe des Menüs bei Antwort verhindern -&gt; Weiter: "y/n" eingeben</text:p>
      <text:p text:style-name="P26">-&gt; while-Schleife mit Bedinung (wenn ja, dann ... ) + if-else-Schleife für yes and no innerhalb der while-Schleife</text:p>
      <text:p text:style-name="P26">--&gt; (else if no) -&gt; Programm beenden -&gt; (n) </text:p>
      <text:p text:style-name="P26">--&gt; wenn andere Eingabe als y/n, nichts machen!</text:p>
      <text:p text:style-name="P26">- Bei jedem Start wird die example....sql ausgeführt -&gt; überschreiben verhindern!</text:p>
      <text:p text:style-name="P11">- Unit-Tests für SearchDao</text:p>
      <text:p text:style-name="P7">- Unit-Tests für Requests</text:p>
      <text:p text:style-name="P11">- Klammern bei if-Statements!</text:p>
      <text:p text:style-name="P7"/>
      <text:p text:style-name="P7"/>
      <text:p text:style-name="P7"/>
      <text:p text:style-name="P7"><text:soft-page-break/>nächste Aufgabe:</text:p>
      <text:p text:style-name="P7">Adressregister als REST-Schnittstelle</text:p>
      <text:p text:style-name="P7">REST-Schnittstelle als Servlet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8T10:32:35</meta:creation-date>
    <dc:date>2017-02-06T11:14:16</dc:date>
    <meta:editing-duration>P3DT4H34M39S</meta:editing-duration>
    <meta:editing-cycles>123</meta:editing-cycles>
    <meta:generator>OpenOffice/4.1.3$Unix OpenOffice.org_project/413m1$Build-9783</meta:generator>
    <meta:document-statistic meta:table-count="0" meta:image-count="0" meta:object-count="0" meta:page-count="6" meta:paragraph-count="159" meta:word-count="962" meta:character-count="6869"/>
  </office:meta>
</office:document-meta>
</file>